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paragraph-rsid="0004fdf1"/>
    </style:style>
    <style:style style:name="P2" style:family="paragraph" style:parent-style-name="Standard">
      <style:text-properties officeooo:paragraph-rsid="00058702"/>
    </style:style>
    <style:style style:name="T1" style:family="text">
      <style:text-properties fo:font-variant="normal" fo:text-transform="none" fo:color="#000000" loext:opacity="100%" style:font-name="Source Sans Pro" fo:font-size="13.5pt" fo:letter-spacing="normal" fo:font-style="normal" fo:font-weight="normal" officeooo:rsid="0004fdf1"/>
    </style:style>
    <style:style style:name="T2" style:family="text">
      <style:text-properties fo:font-variant="normal" fo:text-transform="none" fo:color="#000000" loext:opacity="100%" style:font-name="Source Sans Pro" fo:font-size="13.5pt" fo:letter-spacing="normal" fo:font-style="normal" fo:font-weight="normal" officeooo:rsid="0004cf4f"/>
    </style:style>
    <style:style style:name="T3" style:family="text">
      <style:text-properties fo:font-variant="normal" fo:text-transform="none" fo:color="#000000" loext:opacity="100%" style:font-name="Source Sans Pro" fo:font-size="13.5pt" fo:letter-spacing="normal" fo:language="es" fo:country="ES" fo:font-style="normal" fo:font-weight="normal" officeooo:rsid="0004fdf1"/>
    </style:style>
    <style:style style:name="T4" style:family="text">
      <style:text-properties fo:font-variant="normal" fo:text-transform="none" fo:color="#000000" loext:opacity="100%" style:font-name="Source Sans Pro" fo:font-size="13.5pt" fo:letter-spacing="normal" fo:language="es" fo:country="ES" fo:font-style="normal" fo:font-weight="normal" officeooo:rsid="0004cf4f"/>
    </style:style>
    <style:style style:name="T5" style:family="text">
      <style:text-properties fo:font-variant="normal" fo:text-transform="none" fo:color="#000000" loext:opacity="100%" style:font-name="Source Sans Pro" fo:font-size="13.5pt" fo:letter-spacing="normal" fo:language="es" fo:country="ES" fo:font-style="normal" fo:font-weight="normal" officeooo:rsid="00058702"/>
    </style:style>
    <style:style style:name="T6" style:family="text">
      <style:text-properties officeooo:rsid="0004cf4f"/>
    </style:style>
    <style:style style:name="T7" style:family="text">
      <style:text-properties fo:language="es" fo:country="ES" officeooo:rsid="0004cf4f"/>
    </style:style>
    <style:style style:name="T8" style:family="text">
      <style:text-properties officeooo:rsid="000587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Buenas Eduard o Alfredo, no sé del todo quien corregirá esto.</text:span><text:span text:style-name="T6"><text:line-break/></text:span><text:span text:style-name="T2">He tenido varios problemas con este ejercicio, </text:span><text:span text:style-name="T1">no he entendido que se pide ni como hacer el ejercicio “d”</text:span><text:span text:style-name="T2">.</text:span></text:p>
      <text:p text:style-name="P2"><text:span text:style-name="T3">P</text:span><text:span text:style-name="T4">or otro lado, </text:span><text:span text:style-name="T3">en el</text:span><text:span text:style-name="T4"> ejército “</text:span><text:span text:style-name="T3">f</text:span><text:span text:style-name="T4">” según la teoría y lo que he buscado por internet debería estar bien, pero me salta error </text:span><text:span text:style-name="T3">y no se porque, así que lo que he hecho ha sido quitar los 2 dígitos y ya me funciona bien.</text:span><text:span text:style-name="T4"> </text:span></text:p>
      <text:p text:style-name="P2"><text:span text:style-name="T5">También el ejercicio g he modificado el nombre de los 2 socios ya que tenían un nombre inferir a 5 letras y daba error.</text:span></text:p>
      <text:p text:style-name="P2"><text:span text:style-name="T5">Por ultimo adjunto el archivo con todos los ejercicios juntos, es el llamado = “companyaelectrica”</text:span><text:span text:style-name="T7"><text:line-break/><text:line-break/></text:span><text:span text:style-name="T4">Gracias y </text:span><text:span text:style-name="T5">disculpas por el ejercicio sin hacer y el medio hecho</text:span><text:span text:style-name="T4">.</text:span><text:span text:style-name="T7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1-21T17:47:59.323000000</dc:date>
    <meta:editing-duration>PT9M56S</meta:editing-duration>
    <meta:editing-cycles>5</meta:editing-cycles>
    <meta:document-statistic meta:table-count="0" meta:image-count="0" meta:object-count="0" meta:page-count="1" meta:paragraph-count="4" meta:word-count="126" meta:character-count="667" meta:non-whitespace-character-count="542"/>
  </office:meta>
</office:document-meta>
</file>